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Pictures/10000201000001A6000004659D9E4FD8F0B3B7C4.png" manifest:media-type="image/png"/>
  <manifest:file-entry manifest:full-path="Pictures/100002010000078C000003C74DE2A95618AF968E.png" manifest:media-type="image/pn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Liberation Sans1" svg:font-family="'Liberation Sans'" style:font-adornments="Regular" style:font-family-generic="swiss"/>
    <style:font-face style:name="Oswald Light1" svg:font-family="'Oswald Light'" style:font-pitch="variable"/>
    <style:font-face style:name="Liberation Serif" svg:font-family="'Liberation Serif'" style:font-family-generic="roman" style:font-pitch="variable"/>
    <style:font-face style:name="Oswald Light" svg:font-family="'Oswald Ligh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Light2" svg:font-family="'Oswald Light'" style:font-family-generic="system" style:font-pitch="variable"/>
  </office:font-face-decls>
  <office:automatic-styles>
    <style:style style:name="P1" style:family="paragraph" style:parent-style-name="Standard">
      <style:text-properties style:font-name="Oswald Light1" fo:font-size="9pt" style:font-size-asian="9pt" style:font-size-complex="9pt"/>
    </style:style>
    <style:style style:name="P2" style:family="paragraph" style:parent-style-name="Standard">
      <style:paragraph-properties fo:text-align="justify" style:justify-single-word="false"/>
      <style:text-properties style:font-name="Oswald Light1" fo:font-size="9pt" style:font-size-asian="9pt" style:font-size-complex="9pt"/>
    </style:style>
    <style:style style:name="P3" style:family="paragraph" style:parent-style-name="Standard">
      <style:text-properties style:font-name="Oswald Light1" fo:font-size="9pt" officeooo:rsid="001ec09b" officeooo:paragraph-rsid="001ec09b" style:font-size-asian="9pt" style:font-size-complex="9pt"/>
    </style:style>
    <style:style style:name="P4" style:family="paragraph" style:parent-style-name="Standard">
      <style:paragraph-properties>
        <style:tab-stops>
          <style:tab-stop style:position="0.1272in"/>
        </style:tab-stops>
      </style:paragraph-properties>
      <style:text-properties style:font-name="Oswald Light1" fo:font-size="9pt" officeooo:rsid="001ec09b" officeooo:paragraph-rsid="001ec09b" style:font-size-asian="9pt" style:font-size-complex="9pt"/>
    </style:style>
    <style:style style:name="P5" style:family="paragraph" style:parent-style-name="Standard">
      <style:text-properties fo:color="#c5161c" loext:opacity="100%" style:font-name="Oswald Light1" fo:font-size="9pt" fo:font-weight="bold" officeooo:rsid="001ec09b" officeooo:paragraph-rsid="001ec09b" style:font-size-asian="9pt" style:font-weight-asian="bold" style:font-size-complex="9pt" style:font-weight-complex="bold"/>
    </style:style>
    <style:style style:name="P6" style:family="paragraph" style:parent-style-name="Standard">
      <style:paragraph-properties>
        <style:tab-stops>
          <style:tab-stop style:position="0.1272in"/>
        </style:tab-stops>
      </style:paragraph-properties>
      <style:text-properties officeooo:paragraph-rsid="001ec09b"/>
    </style:style>
    <style:style style:name="P7" style:family="paragraph" style:parent-style-name="Standard">
      <style:text-properties style:font-name="Oswald Light1" fo:font-size="9pt" style:font-size-asian="9pt" style:font-size-complex="9pt"/>
    </style:style>
    <style:style style:name="P8" style:family="paragraph" style:parent-style-name="Standard">
      <style:paragraph-properties fo:text-align="justify" style:justify-single-word="false"/>
      <style:text-properties style:font-name="Oswald Light1" fo:font-size="9pt" style:font-size-asian="9pt" style:font-size-complex="9pt"/>
    </style:style>
    <style:style style:name="P9" style:family="paragraph" style:parent-style-name="Standard">
      <style:paragraph-properties>
        <style:tab-stops>
          <style:tab-stop style:position="0.1272in"/>
        </style:tab-stops>
      </style:paragraph-properties>
      <style:text-properties style:font-name="Oswald Light1" fo:font-size="9pt" officeooo:rsid="001ec09b" officeooo:paragraph-rsid="001ec09b" style:font-size-asian="9pt" style:font-size-complex="9pt"/>
    </style:style>
    <style:style style:name="P10" style:family="paragraph" style:parent-style-name="Standard">
      <style:text-properties style:font-name="Oswald Light1" fo:font-size="9pt" officeooo:rsid="001ec09b" officeooo:paragraph-rsid="001ec09b" style:font-size-asian="9pt" style:font-size-complex="9pt"/>
    </style:style>
    <style:style style:name="P11" style:family="paragraph" style:parent-style-name="Standard">
      <style:text-properties fo:color="#c5161c" loext:opacity="100%" style:font-name="Oswald Light1" fo:font-size="9pt" fo:font-weight="bold" officeooo:rsid="001ec09b" officeooo:paragraph-rsid="001ec09b" style:font-size-asian="9pt" style:font-weight-asian="bold" style:font-size-complex="9pt" style:font-weight-complex="bold"/>
    </style:style>
    <style:style style:name="P12" style:family="paragraph" style:parent-style-name="Standard">
      <style:paragraph-properties>
        <style:tab-stops>
          <style:tab-stop style:position="0.1272in"/>
        </style:tab-stops>
      </style:paragraph-properties>
      <style:text-properties officeooo:paragraph-rsid="001ec09b"/>
    </style:style>
    <style:style style:name="T1" style:family="text">
      <style:text-properties fo:font-weight="bold" style:font-weight-asian="bold" style:font-weight-complex="bold"/>
    </style:style>
    <style:style style:name="T2" style:family="text">
      <style:text-properties style:font-name="Oswald Light1" fo:font-size="9pt" officeooo:rsid="001ec09b" style:font-size-asian="9pt" style:font-size-complex="9pt"/>
    </style:style>
    <style:style style:name="T3" style:family="text">
      <style:text-properties style:font-name="Liberation Sans1" officeooo:rsid="0032a353" style:font-name-asian="Liberation Sans1" style:font-name-complex="Liberation Sans1"/>
    </style:style>
    <style:style style:name="T4" style:family="text">
      <style:text-properties style:font-name="Liberation Sans1" fo:font-size="9pt" officeooo:rsid="0032a353" style:font-name-asian="Liberation Sans1" style:font-size-asian="9pt" style:font-name-complex="Liberation Sans1" style:font-size-complex="9pt"/>
    </style:style>
    <style:style style:name="fr1" style:family="graphic" style:parent-style-name="Labels">
      <style:graphic-properties style:vertical-pos="from-top" style:vertical-rel="page" style:horizontal-pos="from-left" style:horizontal-rel="page"/>
    </style:style>
    <style:style style:name="fr2" style:family="graphic" style:parent-style-name="Graphics">
      <style:graphic-properties fo:margin-left="0.1in" fo:margin-right="0in" fo:margin-top="0.05in" fo:margin-bottom="0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4" text:anchor-type="page" text:anchor-page-number="1" svg:x="5in" svg:y="5.75in" svg:width="3.25in" svg:height="5in" draw:z-index="4">
        <draw:text-box>
          <text:section text:style-name="Sect1" text:name="Section3" text:protected="true">
            <text:section-source text:section-name="MasterLabel"/>
            <text:p text:style-name="P2"><draw:frame draw:style-name="fr3" draw:name="Image5" text:anchor-type="paragraph" svg:y="3.3701in" svg:width="3.25in" svg:height="1.6299in" draw:z-index="10"><draw:image xlink:href="Pictures/100002010000078C000003C74DE2A95618AF968E.png" xlink:type="simple" xlink:show="embed" xlink:actuate="onLoad" draw:mime-type="image/png"/></draw:frame><draw:frame draw:style-name="fr2" draw:name="Image6" text:anchor-type="paragraph" svg:y="0.65in" svg:width="1in" svg:height="2.6598in" draw:z-index="11"><draw:image xlink:href="Pictures/10000201000001A6000004659D9E4FD8F0B3B7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3" text:anchor-type="page" text:anchor-page-number="1" svg:x="1.25in" svg:y="5.75in" svg:width="3.25in" svg:height="5in" draw:z-index="3">
        <draw:text-box>
          <text:section text:style-name="Sect1" text:name="Section2" text:protected="true">
            <text:section-source text:section-name="MasterLabel"/>
            <text:p text:style-name="P2"><draw:frame draw:style-name="fr3" draw:name="Image3" text:anchor-type="paragraph" svg:y="3.3701in" svg:width="3.25in" svg:height="1.6299in" draw:z-index="8"><draw:image xlink:href="Pictures/100002010000078C000003C74DE2A95618AF968E.png" xlink:type="simple" xlink:show="embed" xlink:actuate="onLoad" draw:mime-type="image/png"/></draw:frame><draw:frame draw:style-name="fr2" draw:name="Image4" text:anchor-type="paragraph" svg:y="0.65in" svg:width="1in" svg:height="2.6598in" draw:z-index="9"><draw:image xlink:href="Pictures/10000201000001A6000004659D9E4FD8F0B3B7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2" text:anchor-type="page" text:anchor-page-number="1" svg:x="5in" svg:y="0.25in" svg:width="3.25in" svg:height="5in" draw:z-index="2">
        <draw:text-box>
          <text:section text:style-name="Sect1" text:name="Section1" text:protected="true">
            <text:section-source text:section-name="MasterLabel"/>
            <text:p text:style-name="P2"><draw:frame draw:style-name="fr3" draw:name="Image1" text:anchor-type="paragraph" svg:y="3.3701in" svg:width="3.25in" svg:height="1.6299in" draw:z-index="6"><draw:image xlink:href="Pictures/100002010000078C000003C74DE2A95618AF968E.png" xlink:type="simple" xlink:show="embed" xlink:actuate="onLoad" draw:mime-type="image/png"/></draw:frame><draw:frame draw:style-name="fr2" draw:name="Image2" text:anchor-type="paragraph" svg:y="0.65in" svg:width="1in" svg:height="2.6598in" draw:z-index="7"><draw:image xlink:href="Pictures/10000201000001A6000004659D9E4FD8F0B3B7C4.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draw:frame draw:style-name="fr1" draw:name="Frame1" text:anchor-type="page" text:anchor-page-number="1" svg:x="1.25in" svg:y="0.25in" svg:width="3.25in" svg:height="5in" draw:z-index="0">
        <draw:text-box>
          <text:section text:style-name="Sect1" text:name="MasterLabel">
            <text:p text:style-name="P2"><draw:frame draw:style-name="fr2" draw:name="Image8" text:anchor-type="paragraph" svg:y="0.65in" svg:width="1in" svg:height="2.6598in" draw:z-index="5"><draw:image xlink:href="Pictures/10000201000001A6000004659D9E4FD8F0B3B7C4.png" xlink:type="simple" xlink:show="embed" xlink:actuate="onLoad" draw:mime-type="image/png"/></draw:frame><draw:frame draw:style-name="fr3" draw:name="Image9" text:anchor-type="paragraph" svg:y="3.3701in" svg:width="3.25in" svg:height="1.6299in" draw:z-index="1"><draw:image xlink:href="Pictures/100002010000078C000003C74DE2A95618AF968E.png" xlink:type="simple" xlink:show="embed" xlink:actuate="onLoad" draw:mime-type="image/png"/></draw:frame>The TrainSpotter is a simple infrared proximity sensor that makes detection of model railroad locomotives and rolling stock <text:span text:style-name="T1">easy</text:span> and <text:span text:style-name="T1">reliable</text:span>. Just place the sensor where its invisible light beam will reflect off the object of interest and you’re done – no time-consuming or frustrating adjustments! Based on modern silicon technology, this sensor is tolerant of ambient (background) lighting conditions, be it completely dark or under full lights, with no false triggering. With a discrete <text:span text:style-name="T1">under-track</text:span> installation, this low-profile sensor solves many of the challenges that plague other optical detector products.</text:p>
            <text:p text:style-name="P1"/>
            <text:p text:style-name="P5">Typical Applications</text:p>
            <text:p text:style-name="P6"><text:span text:style-name="T4">●</text:span><text:span text:style-name="T2"><text:tab/>Activate grade crossing signals</text:span></text:p>
            <text:p text:style-name="P4"><text:span text:style-name="T3">●</text:span><text:tab/>Trigger sounds</text:p>
            <text:p text:style-name="P4"><text:span text:style-name="T3">●</text:span><text:tab/>Build an automatic interchange</text:p>
            <text:p text:style-name="P4"><text:span text:style-name="T3">●</text:span><text:tab/>Indicate end-of-track in hidden staging yards</text:p>
            <text:p text:style-name="P4"><text:span text:style-name="T3">●</text:span><text:tab/>Detect block occupancy for signal systems</text:p>
            <text:p text:style-name="P3"/>
          </text:section>
        </draw:text-box>
      </draw:fram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Liberation Sans1" svg:font-family="'Liberation Sans'" style:font-adornments="Regular" style:font-family-generic="swiss"/>
    <style:font-face style:name="Oswald Light1" svg:font-family="'Oswald Light'" style:font-pitch="variable"/>
    <style:font-face style:name="Liberation Serif" svg:font-family="'Liberation Serif'" style:font-family-generic="roman" style:font-pitch="variable"/>
    <style:font-face style:name="Oswald Light" svg:font-family="'Oswald Ligh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swald Light2" svg:font-family="'Oswald Ligh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Bulleted_20_List" style:display-name="Bulleted List" style:family="paragraph" style:default-outline-level="">
      <style:paragraph-properties fo:margin-top="0in" fo:margin-bottom="0in" style:contextual-spacing="false">
        <style:tab-stops>
          <style:tab-stop style:position="0.15in"/>
        </style:tab-stops>
      </style:paragraph-properties>
      <style:text-properties style:font-name="Oswald Light" fo:font-family="'Oswald Light'" style:font-family-generic="roman" style:font-pitch="variable" fo:font-weight="normal" style:font-weight-asian="normal" style:font-name-complex="Oswald Light2" style:font-family-complex="'Oswald Light'"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svg:width="3.25in" svg:height="5in" text:anchor-type="as-char" svg:y="0in" fo:margin-left="0in" fo:margin-right="0in" fo:margin-top="0in" fo:margin-bottom="0in" style:protect="size position" style:vertical-pos="top" style:vertical-rel="base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 style:print-orientation="portrait" fo:margin-top="0.25in" fo:margin-bottom="0in" fo:margin-left="1.25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20T16:31:58.414156586</meta:creation-date>
    <dc:date>2021-02-22T18:08:43.955152154</dc:date>
    <meta:editing-duration>PT11M59S</meta:editing-duration>
    <meta:editing-cycles>5</meta:editing-cycles>
    <meta:generator>LibreOffice/7.0.4.2$Linux_X86_64 LibreOffice_project/00$Build-2</meta:generator>
    <meta:print-date>2021-02-22T18:08:33.840511564</meta:print-date>
    <meta:document-statistic meta:table-count="0" meta:image-count="8" meta:object-count="0" meta:page-count="1" meta:paragraph-count="28" meta:word-count="476" meta:character-count="3224" meta:non-whitespace-character-count="2772"/>
  </office:meta>
</office:document-meta>
</file>